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6.784cm"/>
    </style:style>
    <style:style style:name="gr2" style:family="graphic" style:parent-style-name="standard">
      <style:graphic-properties draw:textarea-horizontal-align="justify" draw:textarea-vertical-align="middle" draw:auto-grow-height="false" fo:min-height="1.136cm" fo:min-width="4.79cm"/>
    </style:style>
    <style:style style:name="gr3" style:family="graphic" style:parent-style-name="standard">
      <style:graphic-properties draw:textarea-horizontal-align="justify" draw:textarea-vertical-align="middle" draw:auto-grow-height="false" fo:min-height="1.514cm" fo:min-width="8.3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0.3cm" svg:height="3.5cm" svg:x="5.6cm" svg:y="2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0.3cm" svg:height="3.5cm" svg:x="6.4cm" svg:y="23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4cm" svg:height="2.2cm" svg:x="6.725cm" svg:y="8.24cm">
          <text:p text:style-name="P1">Wpisz imię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8.4cm" svg:height="2.2cm" svg:x="6.2cm" svg:y="12.9cm">
          <text:p text:style-name="P1">Wpisz wiek x: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14cm" svg:height="2.8cm" svg:x="3.7cm" svg:y="18.2cm">
          <text:p text:style-name="P1">Wypisz: „Witaj, imię, masz x lat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s" svg:x1="10.75cm" svg:y1="5.8cm" svg:x2="11.975cm" svg:y2="8.24cm" draw:start-shape="id1" draw:start-glue-point="8" draw:end-shape="id2" draw:end-glue-point="4" svg:d="M10750 5800v501l1225 1438v501" svg:viewBox="0 0 1226 2441">
          <text:p/>
        </draw:connector>
        <draw:connector draw:style-name="gr4" draw:text-style-name="P2" draw:layer="layout" draw:type="lines" svg:x1="9.875cm" svg:y1="10.44cm" svg:x2="11.45cm" svg:y2="12.9cm" draw:start-shape="id2" draw:start-glue-point="7" draw:end-shape="id3" draw:end-glue-point="4" svg:d="M9875 10440v502l1575 1457v501" svg:viewBox="0 0 1576 2461">
          <text:p/>
        </draw:connector>
        <draw:connector draw:style-name="gr4" draw:text-style-name="P2" draw:layer="layout" draw:type="lines" svg:x1="9.35cm" svg:y1="15.1cm" svg:x2="10.7cm" svg:y2="18.2cm" draw:start-shape="id3" draw:start-glue-point="7" draw:end-shape="id4" svg:d="M9350 15100v502l1350 2097v501" svg:viewBox="0 0 1351 3101">
          <text:p/>
        </draw:connector>
        <draw:connector draw:style-name="gr4" draw:text-style-name="P2" draw:layer="layout" draw:type="lines" svg:x1="10.7cm" svg:y1="21cm" svg:x2="11.55cm" svg:y2="23.9cm" draw:start-shape="id4" draw:start-glue-point="8" draw:end-shape="id5" draw:end-glue-point="4" svg:d="M10700 21000v502l850 1897v501" svg:viewBox="0 0 85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0:58:28.311158534</meta:creation-date>
    <dc:date>2019-09-20T18:25:12.664792715</dc:date>
    <meta:editing-duration>PT47M33S</meta:editing-duration>
    <meta:editing-cycles>3</meta:editing-cycles>
    <meta:generator>LibreOffice/6.2.6.2$Linux_X86_64 LibreOffice_project/20$Build-2</meta:generator>
    <meta:document-statistic meta:object-count="9"/>
  </office:meta>
</office:document-meta>
</file>